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</office:font-face-decls>
  <office:automatic-styles>
    <style:style style:name="P1" style:family="paragraph" style:parent-style-name="Standard">
      <style:paragraph-properties fo:text-align="center"/>
      <style:text-properties style:font-name="Times New Roman" fo:font-size="22.0pt"/>
    </style:style>
    <style:style style:name="P2" style:family="paragraph" style:parent-style-name="Standard">
      <style:text-properties style:font-name="Times New Roman" fo:font-size="14.0pt"/>
    </style:style>
    <style:style style:name="P3" style:family="paragraph" style:parent-style-name="Standard">
      <style:text-properties style:font-name="Times New Roman" fo:font-size="2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Recipely_test plan</text:p>
      <text:p text:style-name="P1"/>
      <text:p text:style-name="P2">Per testare il comportamento dell'applicazione, e per l'acceptance testing sono state utilizzate le gemme Capybara, Cucumber ed Rspec.</text:p>
      <text:p text:style-name="P2">Ci siamo concentrati in particolare sulla verifica del funzionamento di tutte le feature più importanti, quelle che prevedono l'interazione con l'utente.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3</meta:generator>
    <meta:initial-creator>Valerio Colitta</meta:initial-creator>
  </office:meta>
</office:document-meta>
</file>